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over-entry-2" table:style-name="ta1">
        <table:shapes>
          <draw:frame draw:z-index="0" draw:style-name="gr1" draw:text-style-name="P1" svg:width="15.994cm" svg:height="9.004cm" svg:x="0.192cm" svg:y="3.693cm">
            <draw:object draw:notify-on-update-of-ranges="'results-over-entry-2'.A1:'results-over-entry-2'.A1 'results-over-entry-2'.A2:'results-over-entry-2'.A7 'results-over-entry-2'.G1:'results-over-entry-2'.G1 'results-over-entry-2'.G2:'results-over-entry-2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étodo de ordenação</text:p>
          </table:table-cell>
          <table:table-cell office:value-type="string" calcext:value-type="string">
            <text:p>Tempo da primeira execução (ms)</text:p>
          </table:table-cell>
          <table:table-cell office:value-type="string" calcext:value-type="string">
            <text:p>Tempo da segunda execução (ms)</text:p>
          </table:table-cell>
          <table:table-cell office:value-type="string" calcext:value-type="string">
            <text:p>Tempo da terceira execução (ms)</text:p>
          </table:table-cell>
          <table:table-cell office:value-type="string" calcext:value-type="string">
            <text:p>Tempo da quarta execução (ms)</text:p>
          </table:table-cell>
          <table:table-cell office:value-type="string" calcext:value-type="string">
            <text:p>Tempo da quinta execução (ms)</text:p>
          </table:table-cell>
          <table:table-cell office:value-type="string" calcext:value-type="string">
            <text:p>Média aritmética</text:p>
          </table:table-cell>
        </table:table-row>
        <table:table-row table:style-name="ro1">
          <table:table-cell office:value-type="string" calcext:value-type="string">
            <text:p>Bubble(Bolha)</text:p>
          </table:table-cell>
          <table:table-cell office:value-type="float" office:value="909534" calcext:value-type="float">
            <text:p>909534</text:p>
          </table:table-cell>
          <table:table-cell office:value-type="float" office:value="878309" calcext:value-type="float">
            <text:p>878309</text:p>
          </table:table-cell>
          <table:table-cell office:value-type="float" office:value="834787" calcext:value-type="float">
            <text:p>834787</text:p>
          </table:table-cell>
          <table:table-cell office:value-type="float" office:value="834315" calcext:value-type="float">
            <text:p>834315</text:p>
          </table:table-cell>
          <table:table-cell office:value-type="float" office:value="836069" calcext:value-type="float">
            <text:p>836069</text:p>
          </table:table-cell>
          <table:table-cell office:value-type="float" office:value="858602.8" calcext:value-type="float">
            <text:p>858602,8</text:p>
          </table:table-cell>
        </table:table-row>
        <table:table-row table:style-name="ro1">
          <table:table-cell office:value-type="string" calcext:value-type="string">
            <text:p>Selection(Seleção)</text:p>
          </table:table-cell>
          <table:table-cell office:value-type="float" office:value="337137" calcext:value-type="float">
            <text:p>337137</text:p>
          </table:table-cell>
          <table:table-cell office:value-type="float" office:value="337723" calcext:value-type="float">
            <text:p>337723</text:p>
          </table:table-cell>
          <table:table-cell office:value-type="float" office:value="338513" calcext:value-type="float">
            <text:p>338513</text:p>
          </table:table-cell>
          <table:table-cell office:value-type="float" office:value="337388" calcext:value-type="float">
            <text:p>337388</text:p>
          </table:table-cell>
          <table:table-cell office:value-type="float" office:value="338154" calcext:value-type="float">
            <text:p>338154</text:p>
          </table:table-cell>
          <table:table-cell office:value-type="float" office:value="337783" calcext:value-type="float">
            <text:p>337783</text:p>
          </table:table-cell>
        </table:table-row>
        <table:table-row table:style-name="ro1">
          <table:table-cell office:value-type="string" calcext:value-type="string">
            <text:p>Inserction(Inserção)</text:p>
          </table:table-cell>
          <table:table-cell office:value-type="float" office:value="2.293" calcext:value-type="float">
            <text:p>2,293</text:p>
          </table:table-cell>
          <table:table-cell office:value-type="float" office:value="2.305" calcext:value-type="float">
            <text:p>2,305</text:p>
          </table:table-cell>
          <table:table-cell office:value-type="float" office:value="2.291" calcext:value-type="float">
            <text:p>2,291</text:p>
          </table:table-cell>
          <table:table-cell office:value-type="float" office:value="2.29" calcext:value-type="float">
            <text:p>2,29</text:p>
          </table:table-cell>
          <table:table-cell office:value-type="float" office:value="2.562" calcext:value-type="float">
            <text:p>2,562</text:p>
          </table:table-cell>
          <table:table-cell office:value-type="float" office:value="2.348" calcext:value-type="float">
            <text:p>2,348</text:p>
          </table:table-cell>
        </table:table-row>
        <table:table-row table:style-name="ro1">
          <table:table-cell office:value-type="string" calcext:value-type="string">
            <text:p>Merge(Intercalação)</text:p>
          </table:table-cell>
          <table:table-cell office:value-type="float" office:value="29.35" calcext:value-type="float">
            <text:p>29,35</text:p>
          </table:table-cell>
          <table:table-cell office:value-type="float" office:value="29.39" calcext:value-type="float">
            <text:p>29,39</text:p>
          </table:table-cell>
          <table:table-cell office:value-type="float" office:value="29.4" calcext:value-type="float">
            <text:p>29,4</text:p>
          </table:table-cell>
          <table:table-cell table:number-columns-repeated="3" office:value-type="float" office:value="29.38" calcext:value-type="float">
            <text:p>29,38</text:p>
          </table:table-cell>
        </table:table-row>
        <table:table-row table:style-name="ro1">
          <table:table-cell office:value-type="string" calcext:value-type="string">
            <text:p>Quick(Rápida)</text:p>
          </table:table-cell>
          <table:table-cell office:value-type="float" office:value="37.988" calcext:value-type="float">
            <text:p>37,988</text:p>
          </table:table-cell>
          <table:table-cell office:value-type="float" office:value="37.93" calcext:value-type="float">
            <text:p>37,93</text:p>
          </table:table-cell>
          <table:table-cell office:value-type="float" office:value="37.921" calcext:value-type="float">
            <text:p>37,921</text:p>
          </table:table-cell>
          <table:table-cell office:value-type="float" office:value="38.248" calcext:value-type="float">
            <text:p>38,248</text:p>
          </table:table-cell>
          <table:table-cell office:value-type="float" office:value="38.522" calcext:value-type="float">
            <text:p>38,522</text:p>
          </table:table-cell>
          <table:table-cell office:value-type="float" office:value="38.122" calcext:value-type="float">
            <text:p>38,122</text:p>
          </table:table-cell>
        </table:table-row>
        <table:table-row table:style-name="ro1">
          <table:table-cell office:value-type="string" calcext:value-type="string">
            <text:p>Heap(Pilha)</text:p>
          </table:table-cell>
          <table:table-cell office:value-type="float" office:value="123007" calcext:value-type="float">
            <text:p>123007</text:p>
          </table:table-cell>
          <table:table-cell office:value-type="float" office:value="122900" calcext:value-type="float">
            <text:p>122900</text:p>
          </table:table-cell>
          <table:table-cell office:value-type="float" office:value="122967" calcext:value-type="float">
            <text:p>122967</text:p>
          </table:table-cell>
          <table:table-cell office:value-type="float" office:value="123183" calcext:value-type="float">
            <text:p>123183</text:p>
          </table:table-cell>
          <table:table-cell office:value-type="float" office:value="124238" calcext:value-type="float">
            <text:p>124238</text:p>
          </table:table-cell>
          <table:table-cell office:value-type="float" office:value="123259" calcext:value-type="float">
            <text:p>123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17:23:37.809000000</dc:date>
    <meta:editing-duration>PT4M17S</meta:editing-duration>
    <meta:editing-cycles>1</meta:editing-cycles>
    <meta:document-statistic meta:table-count="1" meta:cell-count="49" meta:object-count="1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4.871cm" svg:y="0.316cm" chart:style-name="ch2">
          <text:p>Ordenação da segunta entrada</text:p>
        </chart:title>
        <chart:legend chart:legend-position="end" svg:x="12.7cm" svg:y="4.203cm" style:legend-expansion="high" chart:style-name="ch3"/>
        <chart:plot-area chart:style-name="ch4" table:cell-range-address="'results-over-entry-2'.A1:'results-over-entry-2'.A7 'results-over-entry-2'.G1:'results-over-entry-2'.G7" chart:data-source-has-labels="both" svg:x="1.33cm" svg:y="1.275cm" svg:width="11.051cm" svg:height="6.569cm">
          <chart:coordinate-region svg:x="2.877cm" svg:y="1.474cm" svg:width="9.504cm" svg:height="3.687cm"/>
          <chart:axis chart:dimension="x" chart:name="primary-x" chart:style-name="ch5" chartooo:axis-type="auto">
            <chartooo:date-scale/>
            <chart:title svg:x="5.21cm" svg:y="8.024cm" chart:style-name="ch6">
              <text:p>Método de ordenação</text:p>
            </chart:title>
            <chart:categories table:cell-range-address="'results-over-entry-2'.A2:'results-over-entry-2'.A7"/>
          </chart:axis>
          <chart:axis chart:dimension="y" chart:name="primary-y" chart:style-name="ch7">
            <chart:title svg:x="0.451cm" svg:y="7.646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'results-over-entry-2'.G2:'results-over-entry-2'.G7" chart:label-cell-address="'results-over-entry-2'.G1:'results-over-entry-2'.G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  <draw:g>
                  <svg:desc>'results-over-entry-2'.G1:'results-over-entry-2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(Bolha)</text:p>
                <draw:g>
                  <svg:desc>'results-over-entry-2'.A2:'results-over-entry-2'.A7</svg:desc>
                </draw:g>
              </table:table-cell>
              <table:table-cell office:value-type="float" office:value="858602.8">
                <text:p>858602.8</text:p>
                <draw:g>
                  <svg:desc>'results-over-entry-2'.G2:'results-over-entry-2'.G7</svg:desc>
                </draw:g>
              </table:table-cell>
            </table:table-row>
            <table:table-row>
              <table:table-cell office:value-type="string">
                <text:p>Selection(Seleção)</text:p>
              </table:table-cell>
              <table:table-cell office:value-type="float" office:value="337783">
                <text:p>337783</text:p>
              </table:table-cell>
            </table:table-row>
            <table:table-row>
              <table:table-cell office:value-type="string">
                <text:p>Inserction(Inserção)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Merge(Intercalação)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Quick(Rápida)</text:p>
              </table:table-cell>
              <table:table-cell office:value-type="float" office:value="38.122">
                <text:p>38.122</text:p>
              </table:table-cell>
            </table:table-row>
            <table:table-row>
              <table:table-cell office:value-type="string">
                <text:p>Heap(Pilha)</text:p>
              </table:table-cell>
              <table:table-cell office:value-type="float" office:value="123259">
                <text:p>123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